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IMENTOS BALANCEADOS BIONUTRE DEL PERU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712619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BANAL DIAZ, FREDY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6980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2/09/2021</text:p>
          </table:table-cell>
          <table:table-cell table:style-name="Tabla2.A2" office:value-type="string">
            <text:p text:style-name="P9">1885042</text:p>
          </table:table-cell>
          <table:table-cell table:style-name="Tabla2.A2" office:value-type="string">
            <text:p text:style-name="P9">4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00:08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